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Iterato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sionIterator.VersionIterator( javax . jcr . version . VersionIterator version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